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Constantia" svg:font-family="Constantia"/>
    <style:font-face style:name="OpenSymbol" svg:font-family="OpenSymbol"/>
    <style:font-face style:name="Tahoma1" svg:font-family="Tahoma"/>
    <style:font-face style:name="Times New Roman" svg:font-family="'Times New Roman'"/>
    <style:font-face style:name="Lucida Console" svg:font-family="'Lucida Console'"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Lucida Console"/>
    </style:style>
    <style:style style:name="P2" style:family="paragraph" style:parent-style-name="Text_20_body">
      <style:text-properties style:font-name="Lucida Console" fo:font-size="10pt" style:font-size-asian="10pt" style:font-size-complex="10pt"/>
    </style:style>
    <style:style style:name="P3" style:family="paragraph" style:parent-style-name="Standard" style:list-style-name="L1"/>
    <style:style style:name="P4" style:family="paragraph" style:parent-style-name="Text_20_body" style:list-style-name="L1">
      <style:paragraph-properties>
        <style:tab-stops/>
      </style:paragraph-properties>
    </style:style>
    <style:style style:name="P5" style:family="paragraph" style:parent-style-name="Text_20_body">
      <style:text-properties fo:language="en" fo:country="GB"/>
    </style:style>
    <style:style style:name="P6" style:family="paragraph" style:parent-style-name="Heading_20_2">
      <style:text-properties fo:language="en" fo:country="GB"/>
    </style:style>
    <style:style style:name="T1" style:family="text">
      <style:text-properties fo:language="en" fo:country="G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scellaneous notes on converting ABBYY XML to TEI XML</text:h>
      <text:h text:style-name="Heading_20_2" text:outline-level="2">Element correspondence for typographical information between ABBYY and TEI</text:h>
      <table:table table:name="Table1" table:style-name="Table1">
        <table:table-column table:style-name="Table1.A"/>
        <table:table-column table:style-name="Table1.B"/>
        <table:table-header-rows>
          <table:table-row>
            <table:table-cell table:style-name="Table1.A1" office:value-type="string">
              <text:p text:style-name="Table_20_Heading">From ABBYY</text:p>
            </table:table-cell>
            <table:table-cell table:style-name="Table1.B1" office:value-type="string">
              <text:p text:style-name="Table_20_Heading">To TEI</text:p>
            </table:table-cell>
          </table:table-row>
        </table:table-header-rows>
        <table:table-row>
          <table:table-cell table:style-name="Table1.A2" office:value-type="string">
            <text:p text:style-name="Table_20_Contents">&lt;page&gt;</text:p>
          </table:table-cell>
          <table:table-cell table:style-name="Table1.B2" office:value-type="string">
            <text:p text:style-name="Table_20_Contents">&lt;div&gt;</text:p>
          </table:table-cell>
        </table:table-row>
        <table:table-row>
          <table:table-cell table:style-name="Table1.A2" office:value-type="string">
            <text:p text:style-name="Table_20_Contents">&lt;/page&gt;</text:p>
          </table:table-cell>
          <table:table-cell table:style-name="Table1.B2" office:value-type="string">
            <text:p text:style-name="Table_20_Contents">&lt;pb/&gt;<text:line-break/>&lt;/div&gt;</text:p>
          </table:table-cell>
        </table:table-row>
        <table:table-row>
          <table:table-cell table:style-name="Table1.A2" office:value-type="string">
            <text:p text:style-name="Table_20_Contents">&lt;par&gt;</text:p>
          </table:table-cell>
          <table:table-cell table:style-name="Table1.B2" office:value-type="string">
            <text:p text:style-name="Table_20_Contents">&lt;p&gt;</text:p>
          </table:table-cell>
        </table:table-row>
        <table:table-row>
          <table:table-cell table:style-name="Table1.A2" office:value-type="string">
            <text:p text:style-name="Table_20_Contents">&lt;/par&gt;</text:p>
          </table:table-cell>
          <table:table-cell table:style-name="Table1.B2" office:value-type="string">
            <text:p text:style-name="Table_20_Contents">&lt;/p&gt;</text:p>
          </table:table-cell>
        </table:table-row>
        <table:table-row>
          <table:table-cell table:style-name="Table1.A2" office:value-type="string">
            <text:p text:style-name="Table_20_Contents">&lt;/line&gt;</text:p>
          </table:table-cell>
          <table:table-cell table:style-name="Table1.B2" office:value-type="string">
            <text:p text:style-name="Table_20_Contents">&lt;lb/&gt;</text:p>
          </table:table-cell>
        </table:table-row>
        <table:table-row>
          <table:table-cell table:style-name="Table1.A2" office:value-type="string">
            <text:p text:style-name="Table_20_Contents">&lt;formatting… fs="11.5" …&gt;</text:p>
            <text:p text:style-name="Table_20_Contents">&lt;/formatting&gt;</text:p>
          </table:table-cell>
          <table:table-cell table:style-name="Table1.B2" office:value-type="string">
            <text:p text:style-name="Table_20_Contents">&lt;hi rend="11.5"&gt;</text:p>
            <text:p text:style-name="Table_20_Contents">&lt;/hi&gt;</text:p>
          </table:table-cell>
        </table:table-row>
        <table:table-row>
          <table:table-cell table:style-name="Table1.A2" office:value-type="string">
            <text:p text:style-name="Table_20_Contents">&lt;formatting… bold="true" …&gt;</text:p>
            <text:p text:style-name="Table_20_Contents">&lt;/formatting&gt;</text:p>
          </table:table-cell>
          <table:table-cell table:style-name="Table1.B2" office:value-type="string">
            <text:p text:style-name="Table_20_Contents">&lt;hi rend="bold"&gt;</text:p>
            <text:p text:style-name="Table_20_Contents">&lt;/hi&gt;</text:p>
          </table:table-cell>
        </table:table-row>
        <table:table-row>
          <table:table-cell table:style-name="Table1.A2" office:value-type="string">
            <text:p text:style-name="Table_20_Contents">&lt;formatting… italic="true" …&gt;</text:p>
            <text:p text:style-name="Table_20_Contents">&lt;/formatting&gt;</text:p>
          </table:table-cell>
          <table:table-cell table:style-name="Table1.B2" office:value-type="string">
            <text:p text:style-name="Table_20_Contents">&lt;hi rend="italic"&gt;</text:p>
            <text:p text:style-name="Table_20_Contents">&lt;/hi&gt;</text:p>
          </table:table-cell>
        </table:table-row>
      </table:table>
      <text:p text:style-name="Text_20_body"/>
      <text:p text:style-name="Text_20_body">Notes:</text:p>
      <text:list xml:id="list40352512" text:style-name="L1">
        <text:list-item>
          <text:p text:style-name="P4"><text:span text:style-name="T1">TEI does not have a font size attribute so I’ve made up this format and just copied in the number. The official TEI guidelines hint at the use of relative sizes only, eg larger, as values to a hi element’s rend attribute.</text:span></text:p>
        </text:list-item>
        <text:list-item>
          <text:p text:style-name="P3"><text:span text:style-name="T1">ABBYY records all typographical attributes within the </text:span><text:span text:style-name="Code">&lt;formatting&gt; element</text:span><text:span text:style-name="T1">. TEI has the </text:span><text:span text:style-name="Code">&lt;hi&gt; </text:span><text:span text:style-name="T1">element with a </text:span><text:span text:style-name="Code">rend</text:span><text:span text:style-name="T1"> attribute to record typographical attributes. Therefore, to show multiple typographical attributes in TEI requires multiple </text:span><text:span text:style-name="Code">&lt;hi&gt; </text:span><text:span text:style-name="T1">tags.</text:span></text:p>
        </text:list-item>
      </text:list>
      <text:h text:style-name="P6" text:outline-level="2">Use of &lt;hi&gt; instead of &lt;name&gt; in TEI</text:h>
      <text:p text:style-name="P5">We can add proper noun information to our existing converted TEI XML, like this:</text:p>
      <text:p text:style-name="Text_20_body"><text:span text:style-name="Code">&lt;tei:hi rend="country"&gt;Mexico&lt;/tei:hi&gt;</text:span></text:p>
      <text:p text:style-name="Text_20_body"><text:span text:style-name="T1">This follows the precedent in the BCA TEI files. However, the </text:span><text:span text:style-name="Code">&lt;hi&gt; </text:span><text:span text:style-name="T1">element is really intended to highlight text, with the rend attribute stating how the text differs physically from the surrounding text. What we want to do here though is to highlight the text stating how it differs semantically from the surrounding text. TEI has a more appropriate element for this need, the &lt;name&gt; element. In conjunction with the type attribute the example above would become:</text:span></text:p>
      <text:p text:style-name="P1"><text:span text:style-name="Code">&lt;tei:name type="country"&gt;Mexico&lt;/tei:name&gt;</text:span></text:p>
      <text:p text:style-name="P5">Similarly we could convert:</text:p>
      <text:p text:style-name="P1"><text:span text:style-name="Code">&lt;tei:hi rend="genus"&gt;Banchus&lt;/tei:hi&gt;</text:span></text:p>
      <text:p text:style-name="P5">to</text:p>
      <text:p text:style-name="P2"><text:span text:style-name="Code">&lt;tei:name type="genus"&gt;Banchus&lt;/tei:name&gt;</text:span></text:p>
      <text:p text:style-name="P5">and so on for other proper noun types.</text:p>
      <text:p text:style-name="Text_20_body"><text:soft-page-break/><text:span text:style-name="T1">Coding either the </text:span><text:span text:style-name="Code">&lt;hi&gt; </text:span><text:span text:style-name="T1">or the </text:span><text:span text:style-name="Code">&lt;name&gt; </text:span><text:span text:style-name="T1">mark up scheme is the same effort, and should we want to change from one option to the other it is trivial to amend the literal text inserted by the mark up program around the proper noun. (The tricky bit is identifying the noun of course!) </text:span></text:p>
      <text:p text:style-name="Text_20_body"><text:span text:style-name="T1">The use of </text:span><text:span text:style-name="Code">&lt;hi&gt; </text:span><text:span text:style-name="T1">follows the INOTAXA contractor’s recommendation. It may be reviewed in the future but for now it stands as established practice.</text:span></text:p>
      <text:h text:style-name="Heading_20_2" text:outline-level="2">More on font size</text:h>
      <text:p text:style-name="Standard">Rend is agnostic, it simply accepts character data. Therefore, it is possible to set 10pt as the baseline and then have a range of relative values placed in the attribute's value. For example, 10pt text would be rend="medium", anything in the range 10 to 12 inclusive could be encoded as rend="larger", 12 to 20, "large", &gt;20, "largest", and similarly for getting smaller.</text:p>
      <text:p text:style-name="Standard"/>
      <text:p text:style-name="Standard">I [Dauvit] am not sure about doing this in the TEI XML, however, because we have the actual value, so why replace it with an approximate one? The calculation of relative size could just as well take place in the TEI-&gt;taXMLit conversion routine as in the ABBYY-&gt;TEI routine.</text:p>
      <text:p text:style-name="Standard"/>
      <text:p text:style-name="Standard">I could add a fontsize global attribute to a cusomised TEI DTD. This is the robust route for recording the data without leading to problems later on, and would allow us to keep the actual font size value. <text:s/>However, to go with the extra fontsize global attribute, it needs to be added to the already <text:s/>customised INOTAXA TEIXLITE DT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Constantia" svg:font-family="Constantia"/>
    <style:font-face style:name="OpenSymbol" svg:font-family="OpenSymbol"/>
    <style:font-face style:name="Tahoma1" svg:font-family="Tahoma"/>
    <style:font-face style:name="Times New Roman" svg:font-family="'Times New Roman'"/>
    <style:font-face style:name="Lucida Console" svg:font-family="'Lucida Console'"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nstant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Times New Roman" fo:font-size="12pt" fo:font-weight="normal" fo:background-color="transparen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pt" fo:language="en" fo:country="GB"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King</meta:initial-creator>
    <meta:creation-date>2010-01-14T13:31:00.01</meta:creation-date>
    <dc:date>2010-01-22T20:28:35.15</dc:date>
    <dc:creator>David King</dc:creator>
    <meta:editing-duration>PT00H49M32S</meta:editing-duration>
    <meta:editing-cycles>6</meta:editing-cycles>
    <meta:generator>OpenOffice.org/3.1$Win32 OpenOffice.org_project/310m19$Build-9420</meta:generator>
    <meta:document-statistic meta:table-count="1" meta:image-count="0" meta:object-count="0" meta:page-count="2" meta:paragraph-count="45" meta:word-count="509" meta:character-count="3090"/>
  </office:meta>
</office:document-meta>
</file>